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FG P/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LLL185R71A104MA01L 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LLL185R71A104MA01L 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LLL185R71A104MA01L 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GA3E3C0G2E221J080AA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LLL185R71A104MA01L 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58MM106M6R3C0300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PJ-002A 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7_SEGMENT_DISPLAY</text:p>
          </table:table-cell>
          <table:table-cell office:value-type="string" calcext:value-type="string">
            <text:p>LF-301VK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XZMYR155W</text:p>
          </table:table-cell>
          <table:table-cell office:value-type="string" calcext:value-type="string">
            <text:p>XZMYR155W 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7_SEGMENT_DISPLAY</text:p>
          </table:table-cell>
          <table:table-cell office:value-type="string" calcext:value-type="string">
            <text:p>LF-301VK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7_SEGMENT_DISPLAY</text:p>
          </table:table-cell>
          <table:table-cell office:value-type="string" calcext:value-type="string">
            <text:p>LF-301VK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7_SEGMENT_DISPLAY</text:p>
          </table:table-cell>
          <table:table-cell office:value-type="string" calcext:value-type="string">
            <text:p>LF-301VK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BAV9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D_HEADER</text:p>
          </table:table-cell>
          <table:table-cell office:value-type="string" calcext:value-type="string">
            <text:p>M50-350054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881451_LIN</text:p>
          </table:table-cell>
          <table:table-cell office:value-type="float" office:value="1881451" calcext:value-type="float">
            <text:p>188145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CRCW060322R0JNEA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120610K0FKEA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120610K0FKEA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K73H2BTTD1001F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120610K0FKEA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NPW0603200RBEEA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A-3ARB272V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667-ERJ-PA2F1003X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ERA-3APB472V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GP12MCBE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THUMBWHEEL</text:p>
          </table:table-cell>
          <table:table-cell office:value-type="string" calcext:value-type="string">
            <text:p>Tsw A-3n-Cd23 Lfs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TL9210</text:p>
          </table:table-cell>
          <table:table-cell office:value-type="string" calcext:value-type="string">
            <text:p>TL9210AF260Q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TL9210</text:p>
          </table:table-cell>
          <table:table-cell office:value-type="string" calcext:value-type="string">
            <text:p>TL9210AF260Q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TL9210</text:p>
          </table:table-cell>
          <table:table-cell office:value-type="string" calcext:value-type="string">
            <text:p>TL9210AF260Q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TL9210</text:p>
          </table:table-cell>
          <table:table-cell office:value-type="string" calcext:value-type="string">
            <text:p>TL9210AF260Q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2SC5662</text:p>
          </table:table-cell>
          <table:table-cell office:value-type="string" calcext:value-type="string">
            <text:p>2SC5662T2L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AMC21E-A</text:p>
          </table:table-cell>
          <table:table-cell office:value-type="string" calcext:value-type="string">
            <text:p>SAMC21E15A-AU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PS7133Q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SC5662</text:p>
          </table:table-cell>
          <table:table-cell office:value-type="string" calcext:value-type="string">
            <text:p>2SC5662T2L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SC5662</text:p>
          </table:table-cell>
          <table:table-cell office:value-type="string" calcext:value-type="string">
            <text:p>2SC5662T2L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2SC5662</text:p>
          </table:table-cell>
          <table:table-cell office:value-type="string" calcext:value-type="string">
            <text:p>2SC5662T2L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TA663211</text:p>
          </table:table-cell>
          <table:table-cell office:value-type="string" calcext:value-type="string">
            <text:p>ATA663211-GAQW</text:p>
          </table:table-cell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7:34:12.655959959</dc:date>
    <meta:document-statistic meta:table-count="1" meta:cell-count="159" meta:object-count="0"/>
    <meta:generator>LibreOffice/4.2.8.2$Linux_X86_64 LibreOffice_project/420m0$Build-2</meta:generator>
  </office:meta>
</office:document-meta>
</file>